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1872" officeooo:paragraph-rsid="00121872"/>
    </style:style>
    <style:style style:name="P2" style:family="paragraph" style:parent-style-name="Standard">
      <style:paragraph-properties fo:text-align="center" style:justify-single-word="false"/>
      <style:text-properties fo:font-size="20pt" officeooo:rsid="00121872" officeooo:paragraph-rsid="00121872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6pt" officeooo:rsid="00121872" officeooo:paragraph-rsid="00121872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officeooo:rsid="00121872" officeooo:paragraph-rsid="0012187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21872" officeooo:paragraph-rsid="0012187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21872" officeooo:paragraph-rsid="00145b0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45b04" officeooo:paragraph-rsid="00145b04" style:font-size-asian="10.5pt" style:font-size-complex="12pt"/>
    </style:style>
    <style:style style:name="T1" style:family="text">
      <style:text-properties officeooo:rsid="0013a782"/>
    </style:style>
    <style:style style:name="T2" style:family="text">
      <style:text-properties officeooo:rsid="00145b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urnal de Bugs :</text:p>
      <text:p text:style-name="P2"/>
      <text:p text:style-name="P2"/>
      <text:p text:style-name="P3"><text:span text:style-name="T1">01- </text:span>Mauvaise version de TreeTagger :</text:p>
      <text:p text:style-name="P7">Date découverte : Juillet 2018</text:p>
      <text:p text:style-name="P7">Status : Réglé</text:p>
      <text:p text:style-name="P4"/>
      <text:p text:style-name="P4"><text:span text:style-name="T2">Description : </text:span>La version de TreeTagger sur le dépôt était une version pour MasOS, ce qui causait une erreur lors de éxecution sur Linux.</text:p>
      <text:p text:style-name="P4"/>
      <text:p text:style-name="P4"><text:span text:style-name="T2">Solution appliquée :</text:span>Une version Linux <text:span text:style-name="T2">a </text:span>été installé dans le dossier TreeTaggerLinux et l’ancien dossier <text:span text:style-name="T2">a </text:span>été renommé en TreeTaggerMacOS.</text:p>
      <text:p text:style-name="P4">La nouvelle version <text:span text:style-name="T2">a</text:span> été installé avec un Ubuntu 18.04.1 LTS et fonctionne.</text:p>
      <text:p text:style-name="P4"/>
      <text:p text:style-name="P4"/>
      <text:p text:style-name="P3"><text:span text:style-name="T1">02- </text:span>Librairie manquante dans le path de IHome :</text:p>
      <text:p text:style-name="P7">Date découverte : Juillet 2018</text:p>
      <text:p text:style-name="P7">Status : Réglé</text:p>
      <text:p text:style-name="P4"/>
      <text:p text:style-name="P4"><text:span text:style-name="T2">Description : </text:span>Le projet contenait un lien vers une librairie TreeTagger, qui n’était pas nécessaire et qui pointait dans un dossier vide.</text:p>
      <text:p text:style-name="P4"/>
      <text:p text:style-name="P6"><text:span text:style-name="T2">Solution appliquée : </text:span>La librairie <text:span text:style-name="T2">a</text:span> été enlevé<text:span text:style-name="T2">e</text:span> des dépendances.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09:46:36.086560804</meta:creation-date>
    <dc:date>2018-07-27T10:16:37.335820192</dc:date>
    <meta:editing-duration>PT11M44S</meta:editing-duration>
    <meta:editing-cycles>3</meta:editing-cycles>
    <meta:generator>LibreOffice/6.0.5.2$Linux_X86_64 LibreOffice_project/346cfb0b3ba108ef7aea4709c0b064dacc768fa0</meta:generator>
    <meta:document-statistic meta:table-count="0" meta:image-count="0" meta:object-count="0" meta:page-count="1" meta:paragraph-count="12" meta:word-count="124" meta:character-count="739" meta:non-whitespace-character-count="627"/>
  </office:meta>
</office:document-meta>
</file>